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06cm" svg:height="8.997cm" svg:x="11.689cm" svg:y="0.106cm">
            <draw:object draw:notify-on-update-of-ranges="Sheet1.B1:Sheet1.B1 Sheet1.B2:Sheet1.B15 Sheet1.C1:Sheet1.C1 Sheet1.C2:Sheet1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dlugosc sciezki</text:p>
          </table:table-cell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 – I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10404166667">
            <text:p>0,0310404167</text:p>
          </table:table-cell>
          <table:table-cell office:value-type="float" office:value="0.0306224">
            <text:p>0,0306224</text:p>
          </table:table-cell>
          <table:table-cell table:formula="of:=ABS([.B2]-[.C2])" office:value-type="float" office:value="0.000418016666700004">
            <text:p>0,00041801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408331578947">
            <text:p>0,0408331579</text:p>
          </table:table-cell>
          <table:table-cell office:value-type="float" office:value="0.043502037037">
            <text:p>0,043502037</text:p>
          </table:table-cell>
          <table:table-cell table:formula="of:=ABS([.B3]-[.C3])" office:value-type="float" office:value="0.0026688791423">
            <text:p>0,00266887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05360357143">
            <text:p>0,0505360357</text:p>
          </table:table-cell>
          <table:table-cell office:value-type="float" office:value="0.0473437948718">
            <text:p>0,0473437949</text:p>
          </table:table-cell>
          <table:table-cell table:formula="of:=ABS([.B4]-[.C4])" office:value-type="float" office:value="0.0031922408425">
            <text:p>0,00319224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629720588235">
            <text:p>0,0629720588</text:p>
          </table:table-cell>
          <table:table-cell office:value-type="float" office:value="0.0601451521739">
            <text:p>0,0601451522</text:p>
          </table:table-cell>
          <table:table-cell table:formula="of:=ABS([.B5]-[.C5])" office:value-type="float" office:value="0.0028269066496">
            <text:p>0,00282690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852452717391">
            <text:p>0,0852452717</text:p>
          </table:table-cell>
          <table:table-cell office:value-type="float" office:value="0.0787984814815">
            <text:p>0,0787984815</text:p>
          </table:table-cell>
          <table:table-cell table:formula="of:=ABS([.B6]-[.C6])" office:value-type="float" office:value="0.0064467902576">
            <text:p>0,00644679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11512242857">
            <text:p>0,1115122429</text:p>
          </table:table-cell>
          <table:table-cell office:value-type="float" office:value="0.105386410853">
            <text:p>0,1053864109</text:p>
          </table:table-cell>
          <table:table-cell table:formula="of:=ABS([.B7]-[.C7])" office:value-type="float" office:value="0.00612583200399999">
            <text:p>0,0061258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3808376875">
            <text:p>0,1380837688</text:p>
          </table:table-cell>
          <table:table-cell office:value-type="float" office:value="0.133379815603">
            <text:p>0,1333798156</text:p>
          </table:table-cell>
          <table:table-cell table:formula="of:=ABS([.B8]-[.C8])" office:value-type="float" office:value="0.00470395314700001">
            <text:p>0,00470395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9431481675">
            <text:p>0,1694314817</text:p>
          </table:table-cell>
          <table:table-cell office:value-type="float" office:value="0.166578804469">
            <text:p>0,1665788045</text:p>
          </table:table-cell>
          <table:table-cell table:formula="of:=ABS([.B9]-[.C9])" office:value-type="float" office:value="0.00285267720599999">
            <text:p>0,002852677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91837878788">
            <text:p>0,1918378788</text:p>
          </table:table-cell>
          <table:table-cell office:value-type="float" office:value="0.185582371622">
            <text:p>0,1855823716</text:p>
          </table:table-cell>
          <table:table-cell table:formula="of:=ABS([.B10]-[.C10])" office:value-type="float" office:value="0.00625550716599999">
            <text:p>0,00625550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24203924731">
            <text:p>0,2242039247</text:p>
          </table:table-cell>
          <table:table-cell office:value-type="float" office:value="0.205441168539">
            <text:p>0,2054411685</text:p>
          </table:table-cell>
          <table:table-cell table:formula="of:=ABS([.B11]-[.C11])" office:value-type="float" office:value="0.018762756192">
            <text:p>0,018762756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30557257143">
            <text:p>0,2305572571</text:p>
          </table:table-cell>
          <table:table-cell office:value-type="float" office:value="0.225447980392">
            <text:p>0,2254479804</text:p>
          </table:table-cell>
          <table:table-cell table:formula="of:=ABS([.B12]-[.C12])" office:value-type="float" office:value="0.00510927675099998">
            <text:p>0,00510927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56107074074">
            <text:p>0,2561070741</text:p>
          </table:table-cell>
          <table:table-cell office:value-type="float" office:value="0.247973037037">
            <text:p>0,247973037</text:p>
          </table:table-cell>
          <table:table-cell table:formula="of:=ABS([.B13]-[.C13])" office:value-type="float" office:value="0.00813403703700003">
            <text:p>0,00813403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69968">
            <text:p>0,269968</text:p>
          </table:table-cell>
          <table:table-cell office:value-type="float" office:value="0.2541905">
            <text:p>0,2541905</text:p>
          </table:table-cell>
          <table:table-cell table:formula="of:=ABS([.B14]-[.C14])" office:value-type="float" office:value="0.0157775">
            <text:p>0,01577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90973">
            <text:p>0,290973</text:p>
          </table:table-cell>
          <table:table-cell office:value-type="float" office:value="0.277063142857">
            <text:p>0,2770631429</text:p>
          </table:table-cell>
          <table:table-cell table:formula="of:=ABS([.B15]-[.C15])" office:value-type="float" office:value="0.013909857143">
            <text:p>0,01390985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table:formula="of:=MAX([.D2:.D15])" office:value-type="float" office:value="0.018762756192">
            <text:p>0,0187627562</text:p>
          </table:table-cell>
        </table:table-row>
        <table:table-row table:style-name="ro1">
          <table:table-cell table:number-columns-repeated="2"/>
          <table:table-cell office:value-type="string">
            <text:p>SR</text:p>
          </table:table-cell>
          <table:table-cell table:formula="of:=AVERAGE([.D2:.D15])" office:value-type="float" office:value="0.00694173072890714">
            <text:p>0,00694173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4.04.2013</text:date>, <text:time>21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Przemek Piotrowski</meta:printed-by>
    <meta:print-date>2013-04-04T20:56:56</meta:print-date>
    <meta:generator>LibreOffice/3.4$Unix LibreOffice_project/340m1$Build-402</meta:generator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regression-type="linear"/>
      <style:graphic-properties draw:stroke="none" draw:fill-color="#47b8b8" dr3d:edge-rounding="5%"/>
      <style:text-properties fo:font-size="10pt" style:font-size-asian="10pt" style:font-size-complex="10pt"/>
    </style:style>
    <style:style style:name="ch8" style:family="chart">
      <style:graphic-properties svg:stroke-color="#83caff"/>
    </style:style>
    <style:style style:name="ch9" style:family="chart" style:data-style-name="N0">
      <style:chart-properties chart:regression-type="linear"/>
      <style:graphic-properties draw:stroke="none" draw:fill-color="#314004" dr3d:edge-rounding="5%"/>
      <style:text-properties fo:font-size="10pt" style:font-size-asian="10pt" style:font-size-complex="10pt"/>
    </style:style>
    <style:style style:name="ch10" style:family="chart">
      <style:graphic-properties svg:stroke-color="#31400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8.998cm" xlink:href=".." xlink:type="simple" chart:class="chart:bar" chart:style-name="ch1">
        <chart:legend chart:legend-position="end" svg:x="13.208cm" svg:y="3.453cm" style:legend-expansion="high" chart:style-name="ch2"/>
        <chart:plot-area chart:style-name="ch3" table:cell-range-address="Sheet1.B1:Sheet1.C15" chart:data-source-has-labels="row" svg:x="0.77cm" svg:y="0.851cm" svg:width="11.798cm" svg:height="7.548cm">
          <chartooo:coordinate-region svg:x="1.682cm" svg:y="1.051cm" svg:width="10.886cm" svg:height="6.7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chart:label-cell-address="Sheet1.B1:Sheet1.B1" chart:class="chart:bar">
            <chart:regression-curve chart:style-name="ch8"/>
            <chart:data-point chart:repeated="14"/>
          </chart:series>
          <chart:series chart:style-name="ch9" chart:values-cell-range-address="Sheet1.C2:Sheet1.C15" chart:label-cell-address="Sheet1.C1:Sheet1.C1" chart:class="chart:bar">
            <chart:regression-curve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Sheet1.B1:Sheet1.B1</svg:desc>
                </draw:g>
              </table:table-cell>
              <table:table-cell office:value-type="string">
                <text:p>II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0404166667">
                <text:p>0.0310404166667</text:p>
                <draw:g>
                  <svg:desc>Sheet1.B2:Sheet1.B15</svg:desc>
                </draw:g>
              </table:table-cell>
              <table:table-cell office:value-type="float" office:value="0.0306224">
                <text:p>0.0306224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8331578947">
                <text:p>0.0408331578947</text:p>
              </table:table-cell>
              <table:table-cell office:value-type="float" office:value="0.043502037037">
                <text:p>0.043502037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5360357143">
                <text:p>0.0505360357143</text:p>
              </table:table-cell>
              <table:table-cell office:value-type="float" office:value="0.0473437948718">
                <text:p>0.0473437948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9720588235">
                <text:p>0.0629720588235</text:p>
              </table:table-cell>
              <table:table-cell office:value-type="float" office:value="0.0601451521739">
                <text:p>0.0601451521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52452717391">
                <text:p>0.0852452717391</text:p>
              </table:table-cell>
              <table:table-cell office:value-type="float" office:value="0.0787984814815">
                <text:p>0.0787984814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1512242857">
                <text:p>0.111512242857</text:p>
              </table:table-cell>
              <table:table-cell office:value-type="float" office:value="0.105386410853">
                <text:p>0.105386410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808376875">
                <text:p>0.13808376875</text:p>
              </table:table-cell>
              <table:table-cell office:value-type="float" office:value="0.133379815603">
                <text:p>0.133379815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431481675">
                <text:p>0.169431481675</text:p>
              </table:table-cell>
              <table:table-cell office:value-type="float" office:value="0.166578804469">
                <text:p>0.166578804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1837878788">
                <text:p>0.191837878788</text:p>
              </table:table-cell>
              <table:table-cell office:value-type="float" office:value="0.185582371622">
                <text:p>0.185582371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4203924731">
                <text:p>0.224203924731</text:p>
              </table:table-cell>
              <table:table-cell office:value-type="float" office:value="0.205441168539">
                <text:p>0.205441168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0557257143">
                <text:p>0.230557257143</text:p>
              </table:table-cell>
              <table:table-cell office:value-type="float" office:value="0.225447980392">
                <text:p>0.225447980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6107074074">
                <text:p>0.256107074074</text:p>
              </table:table-cell>
              <table:table-cell office:value-type="float" office:value="0.247973037037">
                <text:p>0.247973037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9968">
                <text:p>0.269968</text:p>
              </table:table-cell>
              <table:table-cell office:value-type="float" office:value="0.2541905">
                <text:p>0.2541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0973">
                <text:p>0.290973</text:p>
              </table:table-cell>
              <table:table-cell office:value-type="float" office:value="0.277063142857">
                <text:p>0.277063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